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9.71mm" svg:height="90.31mm" svg:x="92.07mm" svg:y="24.84mm">
            <draw:object draw:notify-on-update-of-ranges="Sheet1.A1:Sheet1.A3 Sheet1.B1:Sheet1.B3 Sheet1.C1:Sheet1.C3 Sheet1.D1:Sheet1.D3 Sheet1.E1:Sheet1.E3 Sheet1.F1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x3</text:p>
          </table:table-cell>
          <table:table-cell office:value-type="float" office:value="583.81" calcext:value-type="float">
            <text:p>583,81</text:p>
          </table:table-cell>
          <table:table-cell office:value-type="float" office:value="659.82" calcext:value-type="float">
            <text:p>659,82</text:p>
          </table:table-cell>
          <table:table-cell office:value-type="float" office:value="643.19" calcext:value-type="float">
            <text:p>643,19</text:p>
          </table:table-cell>
          <table:table-cell office:value-type="float" office:value="479.21" calcext:value-type="float">
            <text:p>479,21</text:p>
          </table:table-cell>
          <table:table-cell office:value-type="float" office:value="476.75" calcext:value-type="float">
            <text:p>476,75</text:p>
          </table:table-cell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585.33" calcext:value-type="float">
            <text:p>585,33</text:p>
          </table:table-cell>
          <table:table-cell office:value-type="float" office:value="648.63" calcext:value-type="float">
            <text:p>648,63</text:p>
          </table:table-cell>
          <table:table-cell office:value-type="float" office:value="746.76" calcext:value-type="float">
            <text:p>746,76</text:p>
          </table:table-cell>
          <table:table-cell office:value-type="float" office:value="491.42" calcext:value-type="float">
            <text:p>491,42</text:p>
          </table:table-cell>
          <table:table-cell office:value-type="float" office:value="485.07" calcext:value-type="float">
            <text:p>485,07</text:p>
          </table:table-cell>
        </table:table-row>
        <table:table-row table:style-name="ro1">
          <table:table-cell office:value-type="string" calcext:value-type="string">
            <text:p>9x9</text:p>
          </table:table-cell>
          <table:table-cell office:value-type="float" office:value="589.22" calcext:value-type="float">
            <text:p>589,22</text:p>
          </table:table-cell>
          <table:table-cell office:value-type="float" office:value="675.82" calcext:value-type="float">
            <text:p>675,82</text:p>
          </table:table-cell>
          <table:table-cell office:value-type="float" office:value="981.87" calcext:value-type="float">
            <text:p>981,87</text:p>
          </table:table-cell>
          <table:table-cell office:value-type="float" office:value="484.73" calcext:value-type="float">
            <text:p>484,73</text:p>
          </table:table-cell>
          <table:table-cell office:value-type="float" office:value="487.42" calcext:value-type="float">
            <text:p>487,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00:12:28.46123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5:37:19.585832778</meta:creation-date>
    <dc:date>2018-07-04T00:22:57.174539522</dc:date>
    <meta:editing-duration>PT2M3S</meta:editing-duration>
    <meta:editing-cycles>2</meta:editing-cycles>
    <meta:generator>LibreOffice/6.0.3.2$Linux_X86_64 LibreOffice_project/0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50" chart:maximum="1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style:rotation-angle="30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style:rotation-angle="45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72cm" svg:height="9.032cm" xlink:href=".." xlink:type="simple" chart:class="chart:bar" chart:style-name="ch1">
        <chart:title svg:x="3.698cm" svg:y="0.315cm" chart:style-name="ch2">
          <text:p>Tiempo de ejecucion</text:p>
        </chart:title>
        <chart:legend chart:legend-position="end" svg:x="11.276cm" svg:y="3.266cm" style:legend-expansion="high" chart:style-name="ch3"/>
        <chart:plot-area chart:style-name="ch4" table:cell-range-address="Sheet1.A1:Sheet1.F3" chart:data-source-has-labels="both" svg:x="1.297cm" svg:y="1.284cm" svg:width="9.68cm" svg:height="6.6cm">
          <chartooo:coordinate-region svg:x="2.15cm" svg:y="1.284cm" svg:width="8.827cm" svg:height="5.972cm"/>
          <chart:axis chart:dimension="x" chart:name="primary-x" chart:style-name="ch5" chartooo:axis-type="text">
            <chart:title svg:x="5.422cm" svg:y="8.065cm" chart:style-name="ch6">
              <text:p>GRILLAS</text:p>
            </chart:title>
            <chart:categories table:cell-range-address="Sheet1.A1:Sheet1.A3"/>
          </chart:axis>
          <chart:axis chart:dimension="y" chart:name="primary-y" chart:style-name="ch7">
            <chart:title svg:x="0.451cm" svg:y="5.31cm" chart:style-name="ch8">
              <text:p>tiempo(s)</text:p>
            </chart:title>
            <chart:grid chart:style-name="ch9" chart:class="major"/>
          </chart:axis>
          <chart:series chart:style-name="ch10" chart:values-cell-range-address="Sheet1.B1:Sheet1.B3" loext:label-string="&quot;PC=3+Conversion&quot;" chart:class="chart:bar">
            <chart:data-point chart:repeated="3"/>
          </chart:series>
          <chart:series chart:style-name="ch11" chart:values-cell-range-address="Sheet1.C1:Sheet1.C3" loext:label-string="&quot;PC=9+Conversion&quot;" chart:class="chart:bar">
            <chart:data-point chart:repeated="3"/>
          </chart:series>
          <chart:series chart:style-name="ch12" chart:values-cell-range-address="Sheet1.D1:Sheet1.D3" loext:label-string="normal" chart:class="chart:bar">
            <chart:data-point chart:repeated="3"/>
          </chart:series>
          <chart:series chart:style-name="ch13" chart:values-cell-range-address="Sheet1.E1:Sheet1.E3" loext:label-string="&quot;PC=3&quot;" chart:class="chart:bar">
            <chart:data-point chart:repeated="3"/>
          </chart:series>
          <chart:series chart:style-name="ch14" chart:values-cell-range-address="Sheet1.F1:Sheet1.F3" loext:label-string="&quot;PC=9&quot;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=3+Conversion</text:p>
              </table:table-cell>
              <table:table-cell office:value-type="string">
                <text:p>PC=9+Conversion</text:p>
              </table:table-cell>
              <table:table-cell office:value-type="string">
                <text:p>normal</text:p>
              </table:table-cell>
              <table:table-cell office:value-type="string">
                <text:p>PC=3</text:p>
              </table:table-cell>
              <table:table-cell office:value-type="string">
                <text:p>PC=9</text:p>
              </table:table-cell>
            </table:table-row>
          </table:table-header-rows>
          <table:table-rows>
            <table:table-row>
              <table:table-cell office:value-type="string">
                <text:p>3x3</text:p>
                <draw:g>
                  <svg:desc>Sheet1.A1:Sheet1.A3</svg:desc>
                </draw:g>
              </table:table-cell>
              <table:table-cell office:value-type="float" office:value="583.81">
                <text:p>583.81</text:p>
                <draw:g>
                  <svg:desc>Sheet1.B1:Sheet1.B3</svg:desc>
                </draw:g>
              </table:table-cell>
              <table:table-cell office:value-type="float" office:value="659.82">
                <text:p>659.82</text:p>
                <draw:g>
                  <svg:desc>Sheet1.C1:Sheet1.C3</svg:desc>
                </draw:g>
              </table:table-cell>
              <table:table-cell office:value-type="float" office:value="643.19">
                <text:p>643.19</text:p>
                <draw:g>
                  <svg:desc>Sheet1.D1:Sheet1.D3</svg:desc>
                </draw:g>
              </table:table-cell>
              <table:table-cell office:value-type="float" office:value="479.21">
                <text:p>479.21</text:p>
                <draw:g>
                  <svg:desc>Sheet1.E1:Sheet1.E3</svg:desc>
                </draw:g>
              </table:table-cell>
              <table:table-cell office:value-type="float" office:value="476.75">
                <text:p>476.75</text:p>
                <draw:g>
                  <svg:desc>Sheet1.F1:Sheet1.F3</svg:desc>
                </draw:g>
              </table:table-cell>
            </table:table-row>
            <table:table-row>
              <table:table-cell office:value-type="string">
                <text:p>6x6</text:p>
              </table:table-cell>
              <table:table-cell office:value-type="float" office:value="585.33">
                <text:p>585.33</text:p>
              </table:table-cell>
              <table:table-cell office:value-type="float" office:value="648.63">
                <text:p>648.63</text:p>
              </table:table-cell>
              <table:table-cell office:value-type="float" office:value="746.76">
                <text:p>746.76</text:p>
              </table:table-cell>
              <table:table-cell office:value-type="float" office:value="491.42">
                <text:p>491.42</text:p>
              </table:table-cell>
              <table:table-cell office:value-type="float" office:value="485.07">
                <text:p>485.07</text:p>
              </table:table-cell>
            </table:table-row>
            <table:table-row>
              <table:table-cell office:value-type="string">
                <text:p>9x9</text:p>
              </table:table-cell>
              <table:table-cell office:value-type="float" office:value="589.22">
                <text:p>589.22</text:p>
              </table:table-cell>
              <table:table-cell office:value-type="float" office:value="675.82">
                <text:p>675.82</text:p>
              </table:table-cell>
              <table:table-cell office:value-type="float" office:value="981.87">
                <text:p>981.87</text:p>
              </table:table-cell>
              <table:table-cell office:value-type="float" office:value="484.73">
                <text:p>484.73</text:p>
              </table:table-cell>
              <table:table-cell office:value-type="float" office:value="487.42">
                <text:p>487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